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="0.74pt solid #000000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Le</text:p>
          </table:table-cell>
          <table:covered-table-cell table:style-name="ce1"/>
          <table:table-cell table:style-name="ce5"/>
          <table:table-cell table:style-name="ce1" office:value-type="string" calcext:value-type="string" table:number-columns-spanned="2" table:number-rows-spanned="1">
            <text:p>Le</text:p>
          </table:table-cell>
          <table:covered-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/>
          <table:table-cell table:style-name="ce2"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/>
          <table:table-cell table:style-name="ce2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/>
          <table:table-cell table:style-name="ce2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</text:p>
          </table:table-cell>
          <table:covered-table-cell table:style-name="ce1"/>
          <table:table-cell table:style-name="ce5"/>
          <table:table-cell table:style-name="ce1" office:value-type="string" calcext:value-type="string" table:number-columns-spanned="2" table:number-rows-spanned="1">
            <text:p>Le</text:p>
          </table:table-cell>
          <table:covered-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/>
          <table:table-cell table:style-name="ce2"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/>
          <table:table-cell table:style-name="ce2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/>
          <table:table-cell table:style-name="ce2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</text:p>
          </table:table-cell>
          <table:covered-table-cell table:style-name="ce1"/>
          <table:table-cell table:style-name="ce5"/>
          <table:table-cell table:style-name="ce1" office:value-type="string" calcext:value-type="string" table:number-columns-spanned="2" table:number-rows-spanned="1">
            <text:p>Le</text:p>
          </table:table-cell>
          <table:covered-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/>
          <table:table-cell table:style-name="ce2"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/>
          <table:table-cell table:style-name="ce2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/>
          <table:table-cell table:style-name="ce2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</text:p>
          </table:table-cell>
          <table:covered-table-cell table:style-name="ce1"/>
          <table:table-cell table:style-name="ce5"/>
          <table:table-cell table:style-name="ce1" office:value-type="string" calcext:value-type="string" table:number-columns-spanned="2" table:number-rows-spanned="1">
            <text:p>Le</text:p>
          </table:table-cell>
          <table:covered-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/>
          <table:table-cell table:style-name="ce2"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/>
          <table:table-cell table:style-name="ce2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/>
          <table:table-cell table:style-name="ce2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</text:p>
          </table:table-cell>
          <table:covered-table-cell table:style-name="ce1"/>
          <table:table-cell table:style-name="ce5"/>
          <table:table-cell table:style-name="ce1" office:value-type="string" calcext:value-type="string" table:number-columns-spanned="2" table:number-rows-spanned="1">
            <text:p>Le</text:p>
          </table:table-cell>
          <table:covered-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/>
          <table:table-cell table:style-name="ce2"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/>
          <table:table-cell table:style-name="ce2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/>
          <table:table-cell table:style-name="ce2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4"/>
        </table:table-row>
        <table:table-row table:style-name="ro1" table:number-rows-repeated="49">
          <table:table-cell table:number-columns-repeated="5"/>
        </table:table-row>
        <table:table-row table:style-name="ro2" table:number-rows-repeated="104849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Comic Sans MS1" fo:font-size="12pt"/>
    </style:style>
    <style:style style:name="MT2" style:family="text">
      <style:text-properties style:font-name="Comic Sans MS" fo:font-size="12pt" fo:font-weight="normal"/>
    </style:style>
  </office:automatic-styles>
  <office:master-styles>
    <style:master-page style:name="Default" style:page-layout-name="Mpm1">
      <style:header>
        <style:region-left>
          <text:p><text:span text:style-name="MT2">Nom : </text:span></text:p>
        </style:region-left>
        <style:region-center>
          <text:p><text:span text:style-name="MT1">Prénom :</text:span></text:p>
        </style:region-center>
        <style:region-right>
          <text:p><text:span text:style-name="MT1">Classe :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7T14:34:37.361000000</meta:creation-date>
    <dc:date>2023-11-17T14:48:45.121000000</dc:date>
    <meta:editing-duration>PT14M8S</meta:editing-duration>
    <meta:editing-cycles>3</meta:editing-cycles>
    <meta:generator>LibreOffice/6.2.3.2$Windows_X86_64 LibreOffice_project/aecc05fe267cc68dde00352a451aa867b3b546ac</meta:generator>
    <meta:document-statistic meta:table-count="1" meta:cell-count="60" meta:object-count="0"/>
  </office:meta>
</office:document-meta>
</file>